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.101cm" fo:margin-bottom="0.101cm" loext:contextual-spacing="false"/>
      <style:text-properties officeooo:rsid="0041b1f7" officeooo:paragraph-rsid="0041b1f7"/>
    </style:style>
    <style:style style:name="P2" style:family="paragraph" style:parent-style-name="Text_20_body">
      <style:paragraph-properties fo:margin-top="0.101cm" fo:margin-bottom="0.101cm" loext:contextual-spacing="false"/>
      <style:text-properties officeooo:rsid="0041b1f7" officeooo:paragraph-rsid="0041d947"/>
    </style:style>
    <style:style style:name="P3" style:family="paragraph" style:parent-style-name="Text_20_body">
      <style:paragraph-properties fo:margin-top="0.101cm" fo:margin-bottom="0.101cm" loext:contextual-spacing="false"/>
      <style:text-properties officeooo:rsid="0041d947" officeooo:paragraph-rsid="0041d947"/>
    </style:style>
    <style:style style:name="P4" style:family="paragraph" style:parent-style-name="Text_20_body">
      <style:paragraph-properties fo:margin-top="0.101cm" fo:margin-bottom="0.101cm" loext:contextual-spacing="false"/>
      <style:text-properties officeooo:rsid="00433de4" officeooo:paragraph-rsid="00433de4"/>
    </style:style>
    <style:style style:name="P5" style:family="paragraph" style:parent-style-name="Heading_20_1" style:master-page-name="Right_20_Page">
      <style:paragraph-properties fo:margin-top="0cm" fo:margin-bottom="0.199cm" loext:contextual-spacing="false" style:page-number="auto"/>
      <style:text-properties officeooo:rsid="00433de4" officeooo:paragraph-rsid="00433de4"/>
    </style:style>
    <style:style style:name="P6" style:family="paragraph" style:parent-style-name="Heading_20_3">
      <style:paragraph-properties fo:margin-top="0.101cm" fo:margin-bottom="0.101cm" loext:contextual-spacing="false"/>
      <style:text-properties officeooo:rsid="00433de4" officeooo:paragraph-rsid="00433de4"/>
    </style:style>
    <style:style style:name="T1" style:family="text">
      <style:text-properties officeooo:rsid="00347d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Yellow Submarine</text:h>
      <text:p text:style-name="Heading_20_2">(<text:span text:style-name="T1">The Beatles</text:span>)</text:p>
      <text:p text:style-name="P6">[VERSE 1]</text:p>
      <text:p text:style-name="P4">G <text:s text:c="5"/>D <text:s text:c="9"/>C <text:s text:c="4"/>G</text:p>
      <text:p text:style-name="P4">In the town where I was born</text:p>
      <text:p text:style-name="P4">Em <text:s text:c="5"/>Am <text:s text:c="6"/>C <text:s text:c="7"/>D</text:p>
      <text:p text:style-name="P4">Lived a man who sailed to sea</text:p>
      <text:p text:style-name="P4">G <text:s text:c="5"/>D <text:s text:c="6"/>C <text:s text:c="5"/>G</text:p>
      <text:p text:style-name="P4">And he told us of his life</text:p>
      <text:p text:style-name="P4">Em <text:s text:c="4"/>Am <text:s text:c="5"/>C <text:s text:c="3"/>D</text:p>
      <text:p text:style-name="P4">In the land of submarines</text:p>
      <text:p text:style-name="Heading_20_3">[VERSE 2]</text:p>
      <text:p text:style-name="P4">G <text:s text:c="4"/>D <text:s text:c="8"/>C <text:s text:c="5"/>G</text:p>
      <text:p text:style-name="P4">So we sailed up to the sun</text:p>
      <text:p text:style-name="P4">Em <text:s text:c="5"/>Am <text:s text:c="7"/>C <text:s text:c="5"/>D</text:p>
      <text:p text:style-name="P4">Till we found the sea of green</text:p>
      <text:p text:style-name="P4">G <text:s text:c="5"/>D <text:s text:c="6"/>C <text:s text:c="8"/>G</text:p>
      <text:p text:style-name="P4">And we lived beneath the waves</text:p>
      <text:p text:style-name="P4">Em <text:s text:c="4"/>Am <text:s text:c="4"/>C <text:s text:c="3"/>D</text:p>
      <text:p text:style-name="P4">In our yellow submarine</text:p>
      <text:p text:style-name="Heading_20_3">[CHORUS]</text:p>
      <text:p text:style-name="P4">G <text:s text:c="15"/>D</text:p>
      <text:p text:style-name="P4">We all live in a yellow submarine</text:p>
      <text:p text:style-name="P4">D <text:s text:c="16"/>G</text:p>
      <text:p text:style-name="P4">Yellow submarine, yellow submarine</text:p>
      <text:p text:style-name="P4">G <text:s text:c="15"/>D</text:p>
      <text:p text:style-name="P4">We all live in a yellow submarine </text:p>
      <text:p text:style-name="P4">D <text:s text:c="16"/>G</text:p>
      <text:p text:style-name="P4">Yellow submarine, yellow submarine</text:p>
      <text:p text:style-name="Heading_20_3"><text:soft-page-break/>[VERSE 3]</text:p>
      <text:p text:style-name="P4">G <text:s text:c="6"/>D <text:s text:c="10"/>C <text:s text:c="5"/>G</text:p>
      <text:p text:style-name="P4">And our friends are all on board</text:p>
      <text:p text:style-name="P4">Em <text:s text:c="2"/>Am <text:s text:c="10"/>C <text:s text:c="8"/>D</text:p>
      <text:p text:style-name="P4">Many more of them live next door</text:p>
      <text:p text:style-name="P4">G <text:s text:c="6"/>D <text:s text:c="5"/>C <text:s text:c="6"/>G <text:s text:c="4"/></text:p>
      <text:p text:style-name="P4">And the band begins to play</text:p>
      <text:p text:style-name="P4">Em <text:s text:c="5"/>Am <text:s text:c="6"/>C <text:s text:c="6"/>D</text:p>
      <text:p text:style-name="P4">(Instrumental)</text:p>
      <text:p text:style-name="Heading_20_3">[CHORUS]</text:p>
      <text:p text:style-name="P4">G <text:s text:c="15"/>D</text:p>
      <text:p text:style-name="P4">We all live in a yellow submarine</text:p>
      <text:p text:style-name="P4">D <text:s text:c="16"/>G</text:p>
      <text:p text:style-name="P4">Yellow submarine, yellow submarine</text:p>
      <text:p text:style-name="P4">G <text:s text:c="15"/>D</text:p>
      <text:p text:style-name="P4">We all live in a yellow submarine </text:p>
      <text:p text:style-name="P4">D <text:s text:c="16"/>G</text:p>
      <text:p text:style-name="P4">Yellow submarine, yellow submarine</text:p>
      <text:p text:style-name="Heading_20_3">[INSTRUMENTAL]</text:p>
      <text:p text:style-name="P4">G D C G Em Em Am C D</text:p>
      <text:p text:style-name="P4">G D C G Em Em Am C D</text:p>
      <text:p text:style-name="P4"/>
      <text:p text:style-name="P4"/>
      <text:p text:style-name="P4"/>
      <text:p text:style-name="P4"/>
      <text:p text:style-name="P4"/>
      <text:p text:style-name="P4"/>
      <text:p text:style-name="Heading_20_3"><text:soft-page-break/>[VERSE 4]</text:p>
      <text:p text:style-name="P4">G <text:s text:c="4"/>D <text:s text:c="5"/>C <text:s text:c="6"/>G</text:p>
      <text:p text:style-name="P4">As we live a life of ease</text:p>
      <text:p text:style-name="P4">Em <text:s text:c="2"/>Am <text:s text:c="11"/>C <text:s text:c="5"/>D</text:p>
      <text:p text:style-name="P4">Everyone of us has all we need</text:p>
      <text:p text:style-name="P4">G <text:s text:c="5"/>D <text:s text:c="7"/>C <text:s text:c="5"/>G</text:p>
      <text:p text:style-name="P4">Sky of blue and sea of green</text:p>
      <text:p text:style-name="P4">Em <text:s text:c="4"/>Am <text:s text:c="4"/>C <text:s text:c="3"/>D</text:p>
      <text:p text:style-name="P4">In our yellow submarine</text:p>
      <text:p text:style-name="Heading_20_3">[CHORUS]</text:p>
      <text:p text:style-name="P4">G <text:s text:c="15"/>D</text:p>
      <text:p text:style-name="P4">We all live in a yellow submarine</text:p>
      <text:p text:style-name="P4">D <text:s text:c="16"/>G</text:p>
      <text:p text:style-name="P4">Yellow submarine, yellow submarine</text:p>
      <text:p text:style-name="P4">G <text:s text:c="15"/>D</text:p>
      <text:p text:style-name="P4">We all live in a yellow submarine </text:p>
      <text:p text:style-name="P4">D <text:s text:c="16"/>G</text:p>
      <text:p text:style-name="P4">Yellow submarine, yellow submarine</text:p>
      <text:p text:style-name="P4">G <text:s text:c="15"/>D</text:p>
      <text:p text:style-name="P4">We all live in a yellow submarine</text:p>
      <text:p text:style-name="P4">D <text:s text:c="16"/>G</text:p>
      <text:p text:style-name="P4">Yellow submarine, yellow submarine</text:p>
      <text:p text:style-name="P4">G <text:s text:c="15"/>D</text:p>
      <text:p text:style-name="P4">We all live in a yellow submarine </text:p>
      <text:p text:style-name="P4">D <text:s text:c="16"/>G</text:p>
      <text:p text:style-name="P4">Yellow submarine, yellow submar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6H23M51S</meta:editing-duration>
    <meta:editing-cycles>51</meta:editing-cycles>
    <meta:generator>LibreOffice/5.3.6.1$MacOSX_X86_64 LibreOffice_project/686f202eff87ef707079aeb7f485847613344eb7</meta:generator>
    <dc:title>Lyrics + Chords</dc:title>
    <dc:date>2017-10-27T15:32:42.441666000</dc:date>
    <meta:print-date>2017-04-03T12:23:29.985893000</meta:print-date>
    <meta:document-statistic meta:table-count="0" meta:image-count="0" meta:object-count="0" meta:page-count="3" meta:paragraph-count="76" meta:word-count="314" meta:character-count="1804" meta:non-whitespace-character-count="1045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